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buntu" svg:font-family="Ubuntu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margin-top="0in" fo:margin-bottom="0in" style:contextual-spacing="false" fo:text-indent="0in" style:auto-text-indent="false"/>
    </style:style>
    <style:style style:name="T1" style:family="text">
      <style:text-properties fo:color="#0000ff" style:text-underline-style="solid" style:text-underline-width="auto" style:text-und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office:annotation><dc:date>2020-04-01T14:04:41.918228844</dc:date><text:list text:style-name=""><text:list-item><text:p>&lt;!--StartFragment--&gt;</text:p></text:list-item></text:list></office:annotation>dprintf(STDERR_FILENO, "Error: Can't read from file %s\n", argv[1]),<office:annotation><dc:date>2020-04-01T14:04:41.918572704</dc:date><text:list text:continue-numbering="true" text:style-name=""><text:list-item><text:p>&lt;!--EndFragment--&gt;</text:p></text:list-item></text:list></office:annotation> </text:p>
      <text:p text:style-name="Standard"/>
      <text:p text:style-name="P1"><text:span text:style-name="T1"><office:annotation><dc:date>2020-04-01T14:34:59.770485530</dc:date><text:list text:continue-numbering="true" text:style-name=""><text:list-item><text:p>&lt;!--StartFragment--&gt;</text:p></text:list-item></text:list></office:annotation></text:span><text:a xlink:type="simple" xlink:href="https://intranet.hbtn.io/concepts/64">https://intranet.hbtn.io/concepts/64</text:a><text:span text:style-name="T1"><office:annotation><dc:date>2020-04-01T14:34:59.800747165</dc:date><text:list text:continue-numbering="true" text:style-name=""><text:list-item><text:p>&lt;!--EndFragment--&gt;</text:p></text:list-item></text:list></office:annotation></text:span> </text:p>
      <text:p text:style-name="Standard"/>
      <text:p text:style-name="Standard"/>
      <text:p text:style-name="P1"><text:span text:style-name="T1"><office:annotation><dc:date>2020-04-01T17:00:02.337898708</dc:date><text:list text:continue-numbering="true" text:style-name=""><text:list-item><text:p>&lt;!--StartFragment--&gt;</text:p></text:list-item></text:list></office:annotation></text:span><text:a xlink:type="simple" xlink:href="https://taiga.io/">https://taiga.io/</text:a> <text:line-break/><text:a xlink:type="simple" xlink:href="https://tree.taiga.io/support/frequently-asked-questions/who-is-taiga-for/"><text:span text:style-name="T1">https://tree.taiga.io/support/frequently-asked-questions/who-is-taiga-for/</text:span></text:a> <text:line-break/><text:a xlink:type="simple" xlink:href="https://tree.taiga.io/project/andrescallejasg-shell/timeline"><text:span text:style-name="T1">https://tree.taiga.io/project/andrescallejasg-shell/timeline</text:span></text:a> <text:line-break/><text:a xlink:type="simple" xlink:href="https://tree.taiga.io/support/"><text:span text:style-name="T1">https://tree.taiga.io/support/</text:span></text:a> <text:line-break/><text:a xlink:type="simple" xlink:href="https://tree.taiga.io/support/integrations/github-integration/">https://tree.taiga.io/support/integrations/github-integration/</text:a><text:span text:style-name="T1"><office:annotation><dc:date>2020-04-01T17:00:02.339210179</dc:date><text:list text:continue-numbering="true" text:style-name=""><text:list-item><text:p>&lt;!--EndFragment--&gt;</text:p></text:list-item></text:list></office:annotation></text:span> 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Ubuntu" svg:font-family="Ubuntu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1T14:04:35.491111590</meta:creation-date>
    <dc:date>2020-04-01T17:01:07.932696594</dc:date>
    <meta:editing-duration>PT2H11M11S</meta:editing-duration>
    <meta:editing-cycles>1</meta:editing-cycles>
    <meta:document-statistic meta:table-count="0" meta:image-count="0" meta:object-count="0" meta:page-count="1" meta:paragraph-count="3" meta:word-count="14" meta:character-count="358" meta:non-whitespace-character-count="340"/>
    <meta:generator>LibreOffice/4.2.8.2$Linux_X86_64 LibreOffice_project/420m0$Build-2</meta:generator>
  </office:meta>
</office:document-meta>
</file>